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62800000626C2C1CEF5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6.977cm" draw:z-index="0"><draw:image xlink:href="Pictures/100000010000062800000626C2C1CEF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1T21:38:36.646885000</meta:creation-date>
    <dc:date>2025-11-11T21:39:40.776046000</dc:date>
    <meta:editing-duration>PT1M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5.8.2.2$MacOSX_AARCH64 LibreOffice_project/d401f2107ccab8f924a8e2df40f573aab7605b6f</meta:generator>
  </office:meta>
</office:document-meta>
</file>